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63cm" fo:min-width="0.136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factoring With Desig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efactor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“Cleaning up bad code.”</text:p>
              </text:list-item>
              <text:list-item>
                <text:p text:style-name="P1">“Eliminating code smells.”</text:p>
              </text:list-item>
              <text:list-item>
                <text:p text:style-name="P1">“Getting rid of duplicated code.”</text:p>
              </text:list-item>
              <text:list-item>
                <text:p text:style-name="P1"/>
              </text:list-item>
              <text:list-item>
                <text:p text:style-name="P1">“Making our code better.”</text:p>
              </text:list-item>
              <text:list-item>
                <text:p text:style-name="P1">“Easier to use.”</text:p>
              </text:list-item>
              <text:list-item>
                <text:p text:style-name="P1">“More maintainabl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What do we mean by better?</text:p>
          </draw:text-box>
        </draw:frame>
        <draw:frame draw:style-name="gr2" draw:text-style-name="P3" draw:layer="layout" svg:width="6.985cm" svg:height="1.673cm" svg:x="9.79cm" svg:y="2.54cm">
          <draw:text-box>
            <text:p><text:span text:style-name="T1">Readability</text:span></text:p>
          </draw:text-box>
        </draw:frame>
        <draw:frame draw:style-name="gr3" draw:text-style-name="P3" draw:layer="layout" svg:width="8.995cm" svg:height="1.673cm" svg:x="8.785cm" svg:y="6.35cm">
          <draw:text-box>
            <text:p><text:span text:style-name="T1">Maintainability</text:span></text:p>
          </draw:text-box>
        </draw:frame>
        <draw:frame draw:style-name="gr2" draw:text-style-name="P3" draw:layer="layout" svg:width="6.35cm" svg:height="1.673cm" svg:x="10.107cm" svg:y="10.16cm">
          <draw:text-box>
            <text:p><text:span text:style-name="T1">Testability</text:span></text:p>
          </draw:text-box>
        </draw:frame>
        <draw:custom-shape draw:style-name="gr4" draw:text-style-name="P4" draw:layer="layout" svg:width="1.27cm" svg:height="2.137cm" svg:x="12.647cm" svg:y="4.2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1.27cm" svg:height="2.137cm" svg:x="12.647cm" svg:y="8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sign Patterns</text:p>
          </draw:text-box>
        </draw:frame>
        <draw:frame presentation:style-name="pr8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OLID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Single Responsibility Principle</text:p>
              </text:list-item>
              <text:list-item>
                <text:p>Open-closed Principle</text:p>
              </text:list-item>
              <text:list-item>
                <text:p>Liskov Substitution Principle</text:p>
              </text:list-item>
              <text:list-item>
                <text:p>Interface Segregation Principle</text:p>
              </text:list-item>
              <text:list-item>
                <text:p>Dependency Inversion Princi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e Study 1</text:p>
          </draw:text-box>
        </draw:frame>
        <draw:frame presentation:style-name="pr9" draw:text-style-name="P5" draw:layer="layout" svg:width="26cm" svg:height="10cm" svg:x="1cm" svg:y="3cm" presentation:class="subtitle">
          <draw:text-box>
            <text:p>Simple Web AP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e Study 2</text:p>
          </draw:text-box>
        </draw:frame>
        <draw:frame presentation:style-name="pr9" draw:text-style-name="P5" draw:layer="layout" svg:width="26cm" svg:height="10cm" svg:x="1cm" svg:y="3cm" presentation:class="subtitle">
          <draw:text-box>
            <text:p>Word Counting Servi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6:41:33.476000000</meta:creation-date>
    <meta:editing-duration>PT16M51S</meta:editing-duration>
    <meta:editing-cycles>2</meta:editing-cycles>
    <meta:generator>LibreOffice/7.3.0.3$Windows_X86_64 LibreOffice_project/0f246aa12d0eee4a0f7adcefbf7c878fc2238db3</meta:generator>
    <dc:title>Blue Curve</dc:title>
    <dc:date>2022-04-24T17:08:35.059000000</dc:date>
    <meta:document-statistic meta:object-count="66"/>
  </office:meta>
</office:document-meta>
</file>